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54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5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29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8" style:family="table-cell" style:parent-style-name="Default" style:data-style-name="N129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29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63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4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29">
      <style:table-cell-properties fo:border="0.06pt solid #000000"/>
      <style:text-properties style:font-name="Segoe UI" fo:font-size="10pt" style:font-size-asian="10pt" style:font-size-complex="10pt"/>
    </style:style>
    <style:style style:name="ce41" style:family="table-cell" style:parent-style-name="Default" style:data-style-name="N129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7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64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62" table:formula="of:=[.I29]" office:value-type="currency" office:currency="USD" office:value="195" calcext:value-type="currency" table:number-columns-spanned="2" table:number-rows-spanned="2">
            <text:p>$195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Thornton 120<text:span text:style-name="T1">th</text:span>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5-01" calcext:value-type="date">
            <text:p>05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4-05" calcext:value-type="date">
            <text:p>04/05/26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54" office:value-type="currency" office:currency="USD" office:value="65" calcext:value-type="currency">
            <text:p>$65.00</text:p>
          </table:table-cell>
          <table:table-cell table:style-name="ce63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6-04-12" calcext:value-type="date">
            <text:p>04/12/26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55" office:value-type="currency" office:currency="USD" office:value="65" calcext:value-type="currency">
            <text:p>$65.00</text:p>
          </table:table-cell>
          <table:table-cell table:style-name="ce64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4-26" calcext:value-type="date">
            <text:p>04/26/26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54" office:value-type="currency" office:currency="USD" office:value="65" calcext:value-type="currency">
            <text:p>$65.00</text:p>
          </table:table-cell>
          <table:table-cell table:style-name="ce63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/>
          <table:table-cell table:style-name="ce29"/>
          <table:table-cell table:style-name="ce28" table:number-columns-spanned="5" table:number-rows-spanned="1"/>
          <table:covered-table-cell table:number-columns-repeated="4" table:style-name="ce28"/>
          <table:table-cell table:style-name="ce49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67" table:formula="of:=SUM([.I15:.I25])" office:value-type="currency" office:currency="USD" office:value="195" calcext:value-type="currency">
            <text:p>$19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68" table:formula="of:=SUM([.I16:.I26])" office:value-type="currency" office:currency="USD" office:value="195" calcext:value-type="currency">
            <text:p>$19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8T23:47:09.577478957</dc:date>
    <meta:editing-duration>PT3H33M17S</meta:editing-duration>
    <meta:editing-cycles>65</meta:editing-cycles>
    <meta:generator>LibreOffice/24.2.7.2$Linux_X86_64 LibreOffice_project/420$Build-2</meta:generator>
    <meta:document-statistic meta:table-count="1" meta:cell-count="60" meta:object-count="1"/>
  </office:meta>
</office:document-meta>
</file>